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WW8Num13"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P6" style:family="paragraph" style:parent-style-name="Standard" style:list-style-name="WW8Num28">
      <style:text-properties fo:language="en" fo:country="US"/>
    </style:style>
    <style:style style:name="P7" style:family="paragraph" style:parent-style-name="Standard" style:list-style-name="WW8Num27">
      <style:text-properties fo:language="en" fo:country="US"/>
    </style:style>
    <style:style style:name="P8" style:family="paragraph" style:parent-style-name="Standard" style:list-style-name="WW8Num11">
      <style:text-properties fo:language="en" fo:country="US"/>
    </style:style>
    <style:style style:name="P9" style:family="paragraph" style:parent-style-name="Standard" style:list-style-name="WW8Num34">
      <style:text-properties fo:language="en" fo:country="US"/>
    </style:style>
    <style:style style:name="P10" style:family="paragraph" style:parent-style-name="Standard" style:list-style-name="WW8Num20">
      <style:text-properties fo:language="en" fo:country="US"/>
    </style:style>
    <style:style style:name="P11" style:family="paragraph" style:parent-style-name="Standard" style:list-style-name="WW8Num32">
      <style:text-properties fo:language="en" fo:country="US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language="en" fo:country="GB" fo:font-weight="bold" style:font-weight-asian="bold"/>
    </style:style>
    <style:style style:name="P14" style:family="paragraph" style:parent-style-name="Standard" style:list-style-name="WW8Num17">
      <style:text-properties fo:language="en" fo:country="GB"/>
    </style:style>
    <style:style style:name="P15" style:family="paragraph" style:parent-style-name="Standard" style:list-style-name="WW8Num41">
      <style:text-properties fo:language="en" fo:country="GB"/>
    </style:style>
    <style:style style:name="P16" style:family="paragraph" style:parent-style-name="Standard" style:list-style-name="WW8Num5">
      <style:text-properties fo:language="en" fo:country="GB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margin-left="0cm" fo:margin-right="0cm" fo:text-indent="1.27cm" style:auto-text-indent="false"/>
      <style:text-properties fo:color="#008000" fo:language="en" fo:country="US"/>
    </style:style>
    <style:style style:name="P19" style:family="paragraph" style:parent-style-name="Standard">
      <style:paragraph-properties fo:margin-left="1.905cm" fo:margin-right="0cm" fo:text-indent="0cm" style:auto-text-indent="false"/>
      <style:text-properties fo:language="en" fo:country="US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T1" style:family="text">
      <style:text-properties style:font-name="Times New Roman" fo:font-size="22pt" style:font-size-asian="22pt" style:font-name-complex="Times New Roman" style:font-size-complex="22pt"/>
    </style:style>
    <style:style style:name="T2" style:family="text">
      <style:text-properties style:font-name="Times New Roman" fo:font-size="22pt" fo:language="en" fo:country="GB" style:font-size-asian="22pt" style:font-name-complex="Times New Roman" style:font-size-complex="22pt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style:font-weight-asian="bold"/>
    </style:style>
    <style:style style:name="T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Task 2 - </text:span><text:span text:style-name="T2">Sequence and shot analysis</text:span></text:h>
      <text:p text:style-name="Standard"><text:span text:style-name="T2"/></text:p>
      <text:p text:style-name="P4">GroupZ</text:p>
      <text:p text:style-name="P20">Name 1:__________</text:p>
      <text:p text:style-name="P20">Name 2:__________</text:p>
      <text:p text:style-name="P20">Name 3:__________</text:p>
      <text:p text:style-name="P20">Name 4:__________</text:p>
      <text:p text:style-name="P12"><text:span text:style-name="T2"/></text:p>
      <text:p text:style-name="P12">Pick a sequence from the Stash dvd</text:p>
      <text:p text:style-name="P12">Maximum 30 shots of the sequence.</text:p>
      <text:p text:style-name="P12">Step of presentation <text:s text:c="2"/>(Duration 30 minute)</text:p>
      <text:p text:style-name="P12"/>
      <text:p text:style-name="P13">Please complete bullet points below based on your observations</text:p>
      <text:p text:style-name="P12"/>
      <text:p text:style-name="P13">Written analysis </text:p>
      <text:p text:style-name="P13"/>
      <text:list xml:id="list31617894" text:style-name="WW8Num17">
        <text:list-item>
          <text:p text:style-name="P14">The purpose </text:p>
        </text:list-item>
        <text:list-item>
          <text:p text:style-name="P14">The action <text:s/></text:p>
        </text:list-item>
        <text:list-item>
          <text:p text:style-name="P14">The mood</text:p>
        </text:list-item>
        <text:list-item>
          <text:p text:style-name="P14">Summery</text:p>
        </text:list-item>
      </text:list>
      <text:p text:style-name="P12"/>
      <text:p text:style-name="P13">Sequence breakdowns</text:p>
      <text:list xml:id="list31630557" text:style-name="WW8Num41">
        <text:list-item>
          <text:p text:style-name="P15">A shot count</text:p>
        </text:list-item>
        <text:list-item>
          <text:p text:style-name="P15">Camera plan map</text:p>
        </text:list-item>
        <text:list-item>
          <text:p text:style-name="P15">Pick 1 shot each to do analysis of the shot</text:p>
          <text:p text:style-name="P15"/>
        </text:list-item>
      </text:list>
      <text:p text:style-name="P12"/>
      <text:p text:style-name="Standard"><text:span text:style-name="T4">Step of presentation <text:s text:c="2"/></text:span></text:p>
      <text:p text:style-name="P12"/>
      <text:list xml:id="list31611680" text:style-name="WW8Num5">
        <text:list-item>
          <text:p text:style-name="P16">Play the Stash Dvd</text:p>
        </text:list-item>
        <text:list-item>
          <text:p text:style-name="P16">Go Through the purpose</text:p>
        </text:list-item>
        <text:list-item>
          <text:p text:style-name="P16">Go Through the action</text:p>
        </text:list-item>
        <text:list-item>
          <text:p text:style-name="P16">Go Through The mood</text:p>
        </text:list-item>
        <text:list-item>
          <text:p text:style-name="P16">Show the Shooting plan</text:p>
        </text:list-item>
        <text:list-item>
          <text:p text:style-name="P16">Go through The boards</text:p>
        </text:list-item>
        <text:list-item>
          <text:p text:style-name="P16">Summery <text:s/></text:p>
        </text:list-item>
        <text:list-item>
          <text:p text:style-name="P16">Play the stash dvd again </text:p>
        </text:list-item>
        <text:list-item>
          <text:p text:style-name="P16">Open discussion ( duration 10 min)</text:p>
        </text:list-item>
      </text:list>
      <text:p text:style-name="P12"/>
      <text:p text:style-name="P12"/>
      <text:p text:style-name="P12"/>
      <text:p text:style-name="P17"><text:span text:style-name="T5">Basic sequence analysis</text:span><text:span text:style-name="T6"> </text:span></text:p>
      <text:p text:style-name="P2"/>
      <text:p text:style-name="P2">Some things to think about:</text:p>
      <text:p text:style-name="P2"/>
      <text:p text:style-name="P5">What is the purpose of a sequence?</text:p>
      <text:list xml:id="list31621536" text:style-name="WW8Num28">
        <text:list-item>
          <text:p text:style-name="P6">Who owns the sequence? – Which character/s (if any) are the most important in it?</text:p>
        </text:list-item>
        <text:list-item>
          <text:p text:style-name="P6">What is it trying to convey?</text:p>
        </text:list-item>
        <text:list-item>
          <text:p text:style-name="P6">How does it fit into the overall story?</text:p>
        </text:list-item>
        <text:list-item>
          <text:p text:style-name="P6">Does it have any pay offs or set ups for other scenes?</text:p>
        </text:list-item>
        <text:list-item>
          <text:p text:style-name="P6">What does it HAVE to do?</text:p>
        </text:list-item>
      </text:list>
      <text:p text:style-name="P2"/>
      <text:p text:style-name="P5">What does the sequence do in setting, character and story progression?</text:p>
      <text:list xml:id="list31643780" text:style-name="WW8Num27">
        <text:list-item>
          <text:p text:style-name="P7">Where does it begin?</text:p>
        </text:list-item>
        <text:list-item>
          <text:p text:style-name="P7">What does it move through?</text:p>
        </text:list-item>
        <text:list-item>
          <text:p text:style-name="P7">Where does it end?</text:p>
        </text:list-item>
        <text:list-item>
          <text:p text:style-name="P7">Does it have a noticeable peak or peaks?</text:p>
        </text:list-item>
      </text:list>
      <text:p text:style-name="P2"/>
      <text:p text:style-name="P5">What is the mood/s of the sequence?</text:p>
      <text:p text:style-name="P2"/>
      <text:p text:style-name="P5">How is the mood shown?</text:p>
      <text:list xml:id="list31628925" text:style-name="WW8Num11">
        <text:list-item>
          <text:p text:style-name="P8">Setting?</text:p>
        </text:list-item>
        <text:list-item>
          <text:p text:style-name="P8">Lighting/Time of day?</text:p>
        </text:list-item>
        <text:list-item>
          <text:p text:style-name="P8">Hue and tone?</text:p>
        </text:list-item>
        <text:list-item>
          <text:p text:style-name="P8">Environmental conditions?</text:p>
        </text:list-item>
        <text:list-item>
          <text:p text:style-name="P8">Pace of shots</text:p>
        </text:list-item>
        <text:list-item>
          <text:p text:style-name="P8">Choice of camera angles?</text:p>
        </text:list-item>
        <text:list-item>
          <text:p text:style-name="P8">Placement of players?</text:p>
        </text:list-item>
        <text:list-item>
          <text:p text:style-name="P8">Actions and attire of players?</text:p>
        </text:list-item>
      </text:list>
      <text:p text:style-name="P2"/>
      <text:p text:style-name="P2">The shots that make up the sequence.</text:p>
      <text:p text:style-name="P2"/>
      <text:p text:style-name="P2">Look at how the shots are edited together, and how they go into telling a story.</text:p>
      <text:p text:style-name="P2"/>
      <text:p text:style-name="P5">Make a map for the action and cuts:</text:p>
      <text:list xml:id="list31639473" text:style-name="WW8Num13">
        <text:list-item>
          <text:p text:style-name="P3">Count the cuts in a sequence.</text:p>
        </text:list-item>
        <text:list-item>
          <text:p text:style-name="P3">Draw a top down map of the scene/setting.</text:p>
        </text:list-item>
        <text:list-item>
          <text:p text:style-name="P3">Draw where the characters move through the scene.</text:p>
        </text:list-item>
        <text:list-item>
          <text:p text:style-name="P3">Place and number the camera positions in the scene for each shot.</text:p>
        </text:list-item>
      </text:list>
      <text:p text:style-name="P2"/>
      <text:list xml:id="list33358365" text:continue-numbering="true" text:style-name="WW8Num13">
        <text:list-item>
          <text:p text:style-name="P3">What type of shot are they?</text:p>
        </text:list-item>
        <text:list-item>
          <text:p text:style-name="P3">How are the players staged?</text:p>
        </text:list-item>
        <text:list-item>
          <text:p text:style-name="P3">How is the setting shown?</text:p>
        </text:list-item>
        <text:list-item>
          <text:p text:style-name="P3">What are the shots trying to convey?</text:p>
        </text:list-item>
        <text:list-item>
          <text:p text:style-name="P3">What direction does the action take?</text:p>
        </text:list-item>
        <text:list-item>
          <text:p text:style-name="P3">What is the mood and lighting of the shot?</text:p>
        </text:list-item>
        <text:list-item>
          <text:p text:style-name="P3">What colour palette is used?</text:p>
        </text:list-item>
        <text:list-item>
          <text:p text:style-name="P3">What is the sum effect of these things?</text:p>
        </text:list-item>
      </text:list>
      <text:p text:style-name="P2"/>
      <text:p text:style-name="P18"/>
      <text:p text:style-name="P5"/>
      <text:p text:style-name="P5"><text:soft-page-break/>Some things to look for in relation to the camera:</text:p>
      <text:list xml:id="list31639218" text:style-name="WW8Num34">
        <text:list-item>
          <text:p text:style-name="P9">Establishing shots, wide shots of environments</text:p>
        </text:list-item>
        <text:list-item>
          <text:p text:style-name="P9">Wide/Long shots</text:p>
        </text:list-item>
        <text:list-item>
          <text:p text:style-name="P9">Mid shots</text:p>
        </text:list-item>
        <text:list-item>
          <text:p text:style-name="P9">Close ups</text:p>
        </text:list-item>
        <text:list-item>
          <text:p text:style-name="P9">Extreme close ups</text:p>
        </text:list-item>
        <text:list-item>
          <text:p text:style-name="P9">Up angle</text:p>
        </text:list-item>
        <text:list-item>
          <text:p text:style-name="P9">Down angle</text:p>
        </text:list-item>
        <text:list-item>
          <text:p text:style-name="P9">Over the shoulder</text:p>
        </text:list-item>
        <text:list-item>
          <text:p text:style-name="P9">Roll</text:p>
        </text:list-item>
        <text:list-item>
          <text:p text:style-name="P9">Depth of field</text:p>
        </text:list-item>
      </text:list>
      <text:p text:style-name="P19"/>
      <text:p text:style-name="P5">Some lighting and mood reference:</text:p>
      <text:list xml:id="list31613397" text:style-name="WW8Num20">
        <text:list-item>
          <text:p text:style-name="P10">Harsh</text:p>
        </text:list-item>
        <text:list-item>
          <text:p text:style-name="P10">Soft</text:p>
        </text:list-item>
        <text:list-item>
          <text:p text:style-name="P10">Saturated</text:p>
        </text:list-item>
        <text:list-item>
          <text:p text:style-name="P10">Shadowed</text:p>
        </text:list-item>
        <text:list-item>
          <text:p text:style-name="P10">Silhouetted</text:p>
        </text:list-item>
        <text:list-item>
          <text:p text:style-name="P10">High contrast</text:p>
        </text:list-item>
        <text:list-item>
          <text:p text:style-name="P10">Warm</text:p>
        </text:list-item>
        <text:list-item>
          <text:p text:style-name="P10">Cool</text:p>
        </text:list-item>
        <text:list-item>
          <text:p text:style-name="P10">Cold</text:p>
        </text:list-item>
        <text:list-item>
          <text:p text:style-name="P10">Hot</text:p>
        </text:list-item>
        <text:list-item>
          <text:p text:style-name="P10">Strong</text:p>
        </text:list-item>
        <text:list-item>
          <text:p text:style-name="P10">Blown-out</text:p>
        </text:list-item>
        <text:list-item>
          <text:p text:style-name="P10">magical</text:p>
        </text:list-item>
      </text:list>
      <text:p text:style-name="P2"/>
      <text:p text:style-name="P5">Technical breakdown of shots:</text:p>
      <text:list xml:id="list31642850" text:style-name="WW8Num32">
        <text:list-item>
          <text:p text:style-name="P11">What environment are we in?</text:p>
        </text:list-item>
        <text:list-item>
          <text:p text:style-name="P11">Do we have a live action plate or other?</text:p>
        </text:list-item>
        <text:list-item>
          <text:p text:style-name="P11">What characters/creatures are in the shot?</text:p>
        </text:list-item>
        <text:list-item>
          <text:p text:style-name="P11">What do they interact with?</text:p>
        </text:list-item>
        <text:list-item>
          <text:p text:style-name="P11">What FX elements do we have?</text:p>
        </text:list-item>
        <text:list-item>
          <text:p text:style-name="P11">Are there miniatures?</text:p>
        </text:list-item>
        <text:list-item>
          <text:p text:style-name="P11">What compositing?</text:p>
        </text:list-item>
        <text:list-item>
          <text:p text:style-name="P11">Any additional elements?</text:p>
        </text:list-item>
      </text:list>
      <text:p text:style-name="P2"/>
      <text:p text:style-name="P2">A movie is a story. <text:s/>It is made up of sequences that are parts of the story. <text:s/>Shots make up a sequence and also serve the story. <text:s/>No shot, or sequence should make it into a film with out serving the greater story, it is gratuitous if it does not. <text:s/>Therefore it is important to still think of the overall film when working on a shot, least you make a spike or dip that does not fit into flow of the entire fil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12:01:57.78</meta:creation-date>
    <dc:date>2013-01-29T13:20:29.10</dc:date>
    <meta:editing-duration>PT1H18M30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3" meta:paragraph-count="102" meta:word-count="613" meta:character-count="2992"/>
  </office:meta>
</office:document-meta>
</file>